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0FB00000078C86B4B751CF2087E.png" manifest:media-type="image/png"/>
  <manifest:file-entry manifest:full-path="Pictures/100000010000027000000174966E3C8A57F2B35A.png" manifest:media-type="image/png"/>
  <manifest:file-entry manifest:full-path="Pictures/100000010000033500000195F674A8CBBDBE6416.png" manifest:media-type="image/png"/>
  <manifest:file-entry manifest:full-path="Pictures/10000001000000CD0000009A460262CB9B3EF0D6.png" manifest:media-type="image/png"/>
  <manifest:file-entry manifest:full-path="Pictures/100000010000029100000168FCD933F98C8DC513.png" manifest:media-type="image/png"/>
  <manifest:file-entry manifest:full-path="Pictures/10000001000000F4000001971CD7806A6E05FFB7.png" manifest:media-type="image/png"/>
  <manifest:file-entry manifest:full-path="Pictures/10000001000000D800000050BB822725730EF1D3.png" manifest:media-type="image/png"/>
  <manifest:file-entry manifest:full-path="Pictures/10000001000001CE000000DB211B8FB8221ED7F5.png" manifest:media-type="image/png"/>
  <manifest:file-entry manifest:full-path="Pictures/1000000100000107000000A6348C3BF93B91074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9a7871"/>
    </style:style>
    <style:style style:name="P5" style:family="paragraph" style:parent-style-name="Text_20_body">
      <style:text-properties officeooo:rsid="038d155d" officeooo:paragraph-rsid="038d155d"/>
    </style:style>
    <style:style style:name="P6" style:family="paragraph" style:parent-style-name="Text_20_body">
      <style:text-properties officeooo:rsid="038dd29c" officeooo:paragraph-rsid="038dd29c"/>
    </style:style>
    <style:style style:name="P7" style:family="paragraph" style:parent-style-name="Text_20_body">
      <style:text-properties officeooo:rsid="038dfe98" officeooo:paragraph-rsid="038dfe98"/>
    </style:style>
    <style:style style:name="P8" style:family="paragraph" style:parent-style-name="Text_20_body">
      <style:text-properties officeooo:rsid="038dfe98" officeooo:paragraph-rsid="038f6ea6"/>
    </style:style>
    <style:style style:name="P9" style:family="paragraph" style:parent-style-name="Text_20_body">
      <style:text-properties officeooo:paragraph-rsid="038dfe98"/>
    </style:style>
    <style:style style:name="P10" style:family="paragraph" style:parent-style-name="Text_20_body">
      <style:text-properties officeooo:rsid="038f6ea6" officeooo:paragraph-rsid="038f6ea6"/>
    </style:style>
    <style:style style:name="P11" style:family="paragraph" style:parent-style-name="Text_20_body">
      <style:text-properties officeooo:rsid="0397e48a" officeooo:paragraph-rsid="039a7871"/>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Text_20_body">
      <style:paragraph-properties fo:margin-top="0cm" fo:margin-bottom="0cm" style:contextual-spacing="false"/>
      <style:text-properties officeooo:paragraph-rsid="039a7871"/>
    </style:style>
    <style:style style:name="P15" style:family="paragraph" style:parent-style-name="Horizontal_20_Line">
      <style:text-properties officeooo:paragraph-rsid="039a7871"/>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3a3239f"/>
    </style:style>
    <style:style style:name="P17" style:family="paragraph" style:parent-style-name="Heading_20_1">
      <style:paragraph-properties fo:margin-top="0cm" fo:margin-bottom="0cm" style:contextual-spacing="false"/>
      <style:text-properties officeooo:paragraph-rsid="035f80d2"/>
    </style:style>
    <style:style style:name="P18" style:family="paragraph" style:parent-style-name="Heading_20_2">
      <style:text-properties officeooo:paragraph-rsid="039a7871"/>
    </style:style>
    <style:style style:name="T1" style:family="text">
      <style:text-properties fo:font-size="10pt" officeooo:rsid="001a177c" style:font-size-asian="10pt" style:font-size-complex="10pt"/>
    </style:style>
    <style:style style:name="T2" style:family="text">
      <style:text-properties fo:font-size="10pt" officeooo:rsid="038b6531" style:font-size-asian="10pt" style:font-size-complex="10pt"/>
    </style:style>
    <style:style style:name="T3" style:family="text">
      <style:text-properties fo:font-size="10pt" officeooo:rsid="039e0f25" style:font-size-asian="10pt" style:font-size-complex="10pt"/>
    </style:style>
    <style:style style:name="T4" style:family="text">
      <style:text-properties fo:font-size="10pt" officeooo:rsid="03a1d3aa" style:font-size-asian="10pt" style:font-size-complex="10pt"/>
    </style:style>
    <style:style style:name="T5" style:family="text">
      <style:text-properties fo:font-size="10pt" officeooo:rsid="03a740e4" style:font-size-asian="10pt" style:font-size-complex="10pt"/>
    </style:style>
    <style:style style:name="T6" style:family="text">
      <style:text-properties fo:font-size="10pt" officeooo:rsid="03a76da9" style:font-size-asian="10pt" style:font-size-complex="10pt"/>
    </style:style>
    <style:style style:name="T7" style:family="text">
      <style:text-properties fo:font-size="10pt" officeooo:rsid="03a9341b"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d155d" style:font-name-asian="Microsoft YaHei" style:font-size-asian="18.2000007629395pt" style:font-weight-asian="bold" style:font-name-complex="Mangal" style:font-size-complex="18.2000007629395pt" style:font-weight-complex="bold"/>
    </style:style>
    <style:style style:name="T12" style:family="text">
      <style:text-properties officeooo:rsid="038f6ea6"/>
    </style:style>
    <style:style style:name="T13" style:family="text">
      <style:text-properties officeooo:rsid="03905edc"/>
    </style:style>
    <style:style style:name="T14" style:family="text">
      <style:text-properties officeooo:rsid="0392364e"/>
    </style:style>
    <style:style style:name="T15" style:family="text">
      <style:text-properties officeooo:rsid="039e0f25"/>
    </style:style>
    <style:style style:name="T16" style:family="text">
      <style:text-properties officeooo:rsid="03a1d3aa"/>
    </style:style>
    <style:style style:name="T17" style:family="text">
      <style:text-properties officeooo:rsid="03a740e4"/>
    </style:style>
    <style:style style:name="T18" style:family="text">
      <style:text-properties officeooo:rsid="03a76da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4"><draw:frame draw:style-name="fr4"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16"><text:s/>1<text:span text:style-name="T15">2</text:span>.1.<text:span text:style-name="T16">2</text:span><text:span text:style-name="T18">6</text:span> Editors - Geometry Nodes Editor - Header - Add Menu - Group</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text:a xlink:type="simple" xlink:href="#__RefHeading___Toc1324_2343488134" text:style-name="Index_20_Link" text:visited-style-name="Index_20_Link">Add menu - Group<text:tab/>1</text:a></text:p>
          <text:p text:style-name="P13"><text:a xlink:type="simple" xlink:href="#__RefHeading___Toc374_2696781067" text:style-name="Index_20_Link" text:visited-style-name="Index_20_Link">Make Group<text:tab/>1</text:a></text:p>
          <text:p text:style-name="P13"><text:a xlink:type="simple" xlink:href="#__RefHeading___Toc376_2696781067" text:style-name="Index_20_Link" text:visited-style-name="Index_20_Link">Ungroup<text:tab/>2</text:a></text:p>
          <text:p text:style-name="P13"><text:a xlink:type="simple" xlink:href="#__RefHeading___Toc1026_98473519" text:style-name="Index_20_Link" text:visited-style-name="Index_20_Link">Group Input<text:tab/>2</text:a></text:p>
          <text:p text:style-name="P13"><text:a xlink:type="simple" xlink:href="#__RefHeading___Toc1028_98473519" text:style-name="Index_20_Link" text:visited-style-name="Index_20_Link">Group Output<text:tab/>3</text:a></text:p>
          <text:p text:style-name="P13"><text:a xlink:type="simple" xlink:href="#__RefHeading___Toc378_2696781067" text:style-name="Index_20_Link" text:visited-style-name="Index_20_Link">List of Node Groups<text:tab/>3</text:a></text:p>
        </text:index-body>
      </text:table-of-content>
      <text:p text:style-name="P4"/>
      <table:table table:name="Tabelle3" table:style-name="Tabelle3">
        <table:table-column table:style-name="Tabelle3.A"/>
        <table:table-row table:style-name="TableLine1807666572352">
          <table:table-cell table:style-name="Tabelle3.A1" office:value-type="string">
            <text:h text:style-name="P17" text:outline-level="1"><text:bookmark-start text:name="__RefHeading___Toc1324_2343488134"/><text:span text:style-name="T9">A</text:span><text:span text:style-name="T10">dd</text:span><text:span text:style-name="T8"> menu - </text:span><text:span text:style-name="T10">G</text:span><text:span text:style-name="T11">roup</text:span><text:bookmark-end text:name="__RefHeading___Toc1324_2343488134"/></text:h>
          </table:table-cell>
        </table:table-row>
      </table:table>
      <text:p text:style-name="P3"><draw:frame draw:style-name="fr1" draw:name="Bild23" text:anchor-type="paragraph" svg:y="0.432cm" svg:width="4.249cm" svg:height="2.03cm" draw:z-index="0"><draw:image xlink:href="Pictures/10000001000000FB00000078C86B4B751CF2087E.png" xlink:type="simple" xlink:show="embed" xlink:actuate="onLoad" draw:mime-type="image/png"/></draw:frame></text:p>
      <text:p text:style-name="P5">Node groups allows you to group different nodes of the material together to reduce the visual complexity.<text:span text:style-name="T13"> A node group acts like any other node. </text:span></text:p>
      <text:p text:style-name="P10">Material node groups should not include Input nodes<text:span text:style-name="T13">,</text:span> like Image nodes<text:span text:style-name="T13">, o</text:span>r Output nodes.</text:p>
      <text:p text:style-name="P10">If you include a source node in your group, you will end up having the source node appearing twice: once inside the group, and once outside the group in the new material node tree.</text:p>
      <text:p text:style-name="P10">If you include an output node in the group, there will not be an output socket available from the group!</text:p>
      <text:h text:style-name="Heading_20_2" text:outline-level="2"><text:bookmark-start text:name="__RefHeading___Toc374_2696781067"/>Mak<text:span text:style-name="T12">e</text:span> Group<text:bookmark-end text:name="__RefHeading___Toc374_2696781067"/></text:h>
      <text:p text:style-name="P6">Groups the selected nodes together.</text:p>
      <text:p text:style-name="P6">Select the nodes that you want to group together. Choose Make Group. You will now see a green background. This indicates that the group is created, and that you are in edit mode for the group now.</text:p>
      <text:h text:style-name="Heading_20_2" text:outline-level="2"><draw:frame draw:style-name="fr3" draw:name="Bild1" text:anchor-type="paragraph" svg:x="0.243cm" svg:y="0cm" svg:width="8.34cm" svg:height="4.11cm" draw:z-index="1"><draw:image xlink:href="Pictures/100000010000033500000195F674A8CBBDBE6416.png" xlink:type="simple" xlink:show="embed" xlink:actuate="onLoad" draw:mime-type="image/png"/></draw:frame><draw:frame draw:style-name="fr3" draw:name="Bild2" text:anchor-type="paragraph" svg:x="9.317cm" svg:y="-0.145cm" svg:width="6.669cm" svg:height="3.66cm" draw:z-index="2"><draw:image xlink:href="Pictures/100000010000029100000168FCD933F98C8DC51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7">To exit the group edit mode press Tab key, or choose Toggle Edit Group menu item in the sidebar in the Relations tab in the Group panel. That way you can also enter the Group Edit mode again.</text:p>
      <text:p text:style-name="P7"><draw:frame draw:style-name="fr2" draw:name="Bild3" text:anchor-type="paragraph" svg:y="0.533cm" svg:width="10.569cm" svg:height="6.301cm" draw:z-index="3"><draw:image xlink:href="Pictures/100000010000027000000174966E3C8A57F2B35A.png" xlink:type="simple" xlink:show="embed" xlink:actuate="onLoad" draw:mime-type="image/png"/></draw:frame><draw:frame draw:style-name="fr1" draw:name="Bild4" text:anchor-type="paragraph" svg:y="0.12cm" svg:width="4.129cm" svg:height="6.89cm" draw:z-index="4"><draw:image xlink:href="Pictures/10000001000000F4000001971CD7806A6E05FFB7.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draw:frame draw:style-name="fr1" draw:name="Bild5" text:anchor-type="paragraph" svg:y="0.12cm" svg:width="3.47cm" svg:height="2.611cm" draw:z-index="5"><draw:image xlink:href="Pictures/10000001000000CD0000009A460262CB9B3EF0D6.png" xlink:type="simple" xlink:show="embed" xlink:actuate="onLoad" draw:mime-type="image/png"/></draw:frame>There is a third way to enter the group edit mode. Click at the right upper icon of the group node.</text:p>
      <text:p text:style-name="P7"/>
      <text:p text:style-name="P7"><draw:frame draw:style-name="fr1" draw:name="Bild6" text:anchor-type="paragraph" svg:y="0.919cm" svg:width="3.649cm" svg:height="1.349cm" draw:z-index="6"><draw:image xlink:href="Pictures/10000001000000D800000050BB822725730EF1D3.png" xlink:type="simple" xlink:show="embed" xlink:actuate="onLoad" draw:mime-type="image/png"/></draw:frame>A group can be further collapsed by clicking at the triangle button in the upper left corner.</text:p>
      <text:p text:style-name="P9"/>
      <text:p text:style-name="P9"><draw:frame draw:style-name="fr1" draw:name="Bild7" text:anchor-type="paragraph" svg:y="0.425cm" svg:width="7.819cm" svg:height="3.709cm" draw:z-index="7"><draw:image xlink:href="Pictures/10000001000001CE000000DB211B8FB8221ED7F5.png" xlink:type="simple" xlink:show="embed" xlink:actuate="onLoad" draw:mime-type="image/png"/></draw:frame></text:p>
      <text:p text:style-name="P8">The group can be renamed in the sidebar in the Item tab<text:span text:style-name="T12"> and in the Properties tab</text:span> in the Node panel<text:span text:style-name="T12">. </text:span></text:p>
      <text:p text:style-name="P8"/>
      <text:p text:style-name="P8"/>
      <text:p text:style-name="P8"/>
      <text:p text:style-name="Horizontal_20_Line"/>
      <text:h text:style-name="Heading_20_2" text:outline-level="2"><text:bookmark-start text:name="__RefHeading___Toc376_2696781067"/>Ungroup<text:bookmark-end text:name="__RefHeading___Toc376_2696781067"/></text:h>
      <text:p text:style-name="P7">Ungroups an existing group. You need to be outside of the group edit mode.</text:p>
      <text:p text:style-name="P15"/>
      <text:h text:style-name="P18" text:outline-level="2"><text:bookmark-start text:name="__RefHeading___Toc1026_98473519"/>Group Input<text:bookmark-end text:name="__RefHeading___Toc1026_98473519"/></text:h>
      <text:p text:style-name="P11">Adds a Group Input node. This node is usually already part of a new created group.</text:p>
      <text:h text:style-name="P18" text:outline-level="2"><text:bookmark-start text:name="__RefHeading___Toc1028_98473519"/><text:soft-page-break/>Group Output<text:bookmark-end text:name="__RefHeading___Toc1028_98473519"/></text:h>
      <text:p text:style-name="P11">Adds a Group Output node. This node is usually already part of a new created group.</text:p>
      <text:p text:style-name="Horizontal_20_Line"/>
      <text:h text:style-name="Heading_20_2" text:outline-level="2"><draw:frame draw:style-name="fr1" draw:name="Bild8" text:anchor-type="paragraph" svg:y="0.377cm" svg:width="4.45cm" svg:height="2.81cm" draw:z-index="8"><draw:image xlink:href="Pictures/1000000100000107000000A6348C3BF93B91074B.png" xlink:type="simple" xlink:show="embed" xlink:actuate="onLoad" draw:mime-type="image/png"/></draw:frame><text:bookmark-start text:name="__RefHeading___Toc378_2696781067"/>List of Node Groups<text:bookmark-end text:name="__RefHeading___Toc378_2696781067"/></text:h>
      <text:p text:style-name="P10">Once you have created a node group it will <text:span text:style-name="T14">also </text:span>show up in the group menu. Groups can be inserted to other materials to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9341b" style:font-size-asian="10pt" style:font-size-complex="10pt"/>
    </style:style>
    <style:style style:name="MT3" style:family="text">
      <style:text-properties fo:font-size="10pt" officeooo:rsid="038b6531" style:font-size-asian="10pt" style:font-size-complex="10pt"/>
    </style:style>
    <style:style style:name="MT4" style:family="text">
      <style:text-properties fo:font-size="10pt" officeooo:rsid="039e0f25" style:font-size-asian="10pt" style:font-size-complex="10pt"/>
    </style:style>
    <style:style style:name="MT5" style:family="text">
      <style:text-properties fo:font-size="10pt" officeooo:rsid="03a1d3aa" style:font-size-asian="10pt" style:font-size-complex="10pt"/>
    </style:style>
    <style:style style:name="MT6" style:family="text">
      <style:text-properties fo:font-size="10pt" officeooo:rsid="03a76da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1</text:span><text:span text:style-name="MT4">2</text:span><text:span text:style-name="MT3">.1.</text:span><text:span text:style-name="MT5">2</text:span><text:span text:style-name="MT6">6</text:span><text:span text:style-name="MT3"> Editors - Geometry Nodes Editor - Header - Add Menu - Group</text:span></text:p>
      </style:header>
      <style:footer>
        <text:p text:style-name="MP2"><text:s/><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33M37S</meta:editing-duration>
    <meta:editing-cycles>834</meta:editing-cycles>
    <meta:generator>LibreOffice/7.2.7.2$Windows_X86_64 LibreOffice_project/8d71d29d553c0f7dcbfa38fbfda25ee34cce99a2</meta:generator>
    <dc:date>2022-10-31T18:14:16.132000000</dc:date>
    <meta:document-statistic meta:table-count="2" meta:image-count="10" meta:object-count="0" meta:page-count="3" meta:paragraph-count="30" meta:word-count="373" meta:character-count="1939" meta:non-whitespace-character-count="1592"/>
    <meta:template xlink:type="simple" xlink:actuate="onRequest" xlink:title="standard1cm" xlink:href="../../../AppData/Roaming/LibreOffice/4/user/template/standard1cm.ott" meta:date="2016-03-29T10:15:31.334000000"/>
  </office:meta>
</office:document-meta>
</file>